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56a" officeooo:paragraph-rsid="001c956a"/>
    </style:style>
    <style:style style:name="P2" style:family="paragraph" style:parent-style-name="Footer">
      <style:paragraph-properties fo:text-align="end" style:justify-single-word="false"/>
    </style:style>
    <style:style style:name="P3" style:family="paragraph" style:parent-style-name="Text_20_body">
      <style:text-properties officeooo:rsid="001108e0" officeooo:paragraph-rsid="001108e0"/>
    </style:style>
    <style:style style:name="P4" style:family="paragraph" style:parent-style-name="Text_20_body">
      <style:text-properties officeooo:rsid="00218adb" officeooo:paragraph-rsid="00218adb"/>
    </style:style>
    <style:style style:name="P5" style:family="paragraph" style:parent-style-name="Text_20_body">
      <style:text-properties style:font-name="Liberation Serif" fo:font-style="normal" officeooo:rsid="0029d3d6" officeooo:paragraph-rsid="0029d3d6" style:font-style-asian="normal" style:font-style-complex="normal"/>
    </style:style>
    <style:style style:name="P6" style:family="paragraph" style:parent-style-name="Text_20_body" style:list-style-name="L1"/>
    <style:style style:name="P7" style:family="paragraph" style:parent-style-name="Text_20_body" style:list-style-name="L1">
      <style:text-properties officeooo:rsid="0014679f" officeooo:paragraph-rsid="00410503"/>
    </style:style>
    <style:style style:name="P8" style:family="paragraph" style:parent-style-name="Text_20_body" style:list-style-name="L1">
      <style:text-properties officeooo:rsid="0029d3d6" officeooo:paragraph-rsid="0029d3d6"/>
    </style:style>
    <style:style style:name="P9" style:family="paragraph" style:parent-style-name="Text_20_body" style:list-style-name="L2">
      <style:text-properties style:font-name="Liberation Serif" fo:font-style="normal" officeooo:rsid="002af1ee" officeooo:paragraph-rsid="002af1ee" style:font-style-asian="normal" style:font-style-complex="normal"/>
    </style:style>
    <style:style style:name="P10" style:family="paragraph" style:parent-style-name="Text_20_body">
      <style:text-properties style:font-name="Liberation Serif" fo:font-style="normal" officeooo:rsid="00427544" officeooo:paragraph-rsid="00427544" style:font-style-asian="normal" style:font-style-complex="normal"/>
    </style:style>
    <style:style style:name="P11" style:family="paragraph" style:parent-style-name="Text_20_body">
      <style:text-properties officeooo:rsid="003948e8" officeooo:paragraph-rsid="003948e8"/>
    </style:style>
    <style:style style:name="P12" style:family="paragraph" style:parent-style-name="Text_20_body">
      <style:text-properties officeooo:rsid="003a5d17" officeooo:paragraph-rsid="003a5d17"/>
    </style:style>
    <style:style style:name="P13" style:family="paragraph" style:parent-style-name="Text_20_body">
      <style:text-properties officeooo:rsid="003bfe11" officeooo:paragraph-rsid="003bfe11"/>
    </style:style>
    <style:style style:name="P14" style:family="paragraph" style:parent-style-name="Text_20_body">
      <style:text-properties officeooo:rsid="003f08c9" officeooo:paragraph-rsid="003f08c9"/>
    </style:style>
    <style:style style:name="P15" style:family="paragraph" style:parent-style-name="Text_20_body">
      <style:text-properties officeooo:rsid="00410503" officeooo:paragraph-rsid="00410503"/>
    </style:style>
    <style:style style:name="P16" style:family="paragraph" style:parent-style-name="Text_20_body" style:list-style-name="L1">
      <style:text-properties officeooo:rsid="00427544" officeooo:paragraph-rsid="00427544"/>
    </style:style>
    <style:style style:name="P17" style:family="paragraph" style:parent-style-name="Heading_20_1">
      <style:text-properties officeooo:rsid="001108e0" officeooo:paragraph-rsid="001108e0"/>
    </style:style>
    <style:style style:name="P18" style:family="paragraph" style:parent-style-name="Heading_20_1">
      <style:text-properties officeooo:rsid="001301cd" officeooo:paragraph-rsid="001301cd"/>
    </style:style>
    <style:style style:name="P19" style:family="paragraph" style:parent-style-name="Heading_20_1">
      <style:text-properties officeooo:rsid="0013bc02" officeooo:paragraph-rsid="0013bc02"/>
    </style:style>
    <style:style style:name="P20" style:family="paragraph" style:parent-style-name="Heading_20_1" style:list-style-name="">
      <style:text-properties officeooo:rsid="0016153d" officeooo:paragraph-rsid="0017b577"/>
    </style:style>
    <style:style style:name="P21" style:family="paragraph" style:parent-style-name="Heading_20_1">
      <style:paragraph-properties fo:break-before="page"/>
      <style:text-properties officeooo:rsid="0016153d" officeooo:paragraph-rsid="0017b577"/>
    </style:style>
    <style:style style:name="P22" style:family="paragraph" style:parent-style-name="Heading_20_2">
      <style:text-properties officeooo:rsid="0013bc02" officeooo:paragraph-rsid="0013bc02"/>
    </style:style>
    <style:style style:name="P23" style:family="paragraph" style:parent-style-name="Heading_20_2">
      <style:text-properties officeooo:paragraph-rsid="003bfe11"/>
    </style:style>
    <style:style style:name="P24" style:family="paragraph" style:parent-style-name="Header">
      <style:paragraph-properties fo:text-align="end" style:justify-single-word="false"/>
      <style:text-properties officeooo:rsid="0034b021" officeooo:paragraph-rsid="0034b021"/>
    </style:style>
    <style:style style:name="P2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c9e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200606" style:font-style-asian="normal" style:font-weight-asian="normal" style:font-style-complex="normal" style:font-weight-complex="normal"/>
    </style:style>
    <style:style style:name="T5" style:family="text">
      <style:text-properties style:font-name="Nimbus Mono L"/>
    </style:style>
    <style:style style:name="T6" style:family="text">
      <style:text-properties style:font-name="Nimbus Mono L" officeooo:rsid="00410503"/>
    </style:style>
    <style:style style:name="T7" style:family="text">
      <style:text-properties style:font-name="Nimbus Mono L" officeooo:rsid="0042661d"/>
    </style:style>
    <style:style style:name="T8" style:family="text">
      <style:text-properties style:font-name="Nimbus Mono L" officeooo:rsid="00426edc"/>
    </style:style>
    <style:style style:name="T9" style:family="text">
      <style:text-properties style:font-name="Liberation Sans" officeooo:rsid="0014679f"/>
    </style:style>
    <style:style style:name="T10" style:family="text">
      <style:text-properties style:font-name="Liberation Serif" officeooo:rsid="00410503"/>
    </style:style>
    <style:style style:name="T11" style:family="text">
      <style:text-properties style:font-name="Liberation Serif" officeooo:rsid="0042661d"/>
    </style:style>
    <style:style style:name="T12" style:family="text">
      <style:text-properties style:font-name="Liberation Serif" officeooo:rsid="00426edc"/>
    </style:style>
    <style:style style:name="T13" style:family="text">
      <style:text-properties officeooo:rsid="0017b577"/>
    </style:style>
    <style:style style:name="T14" style:family="text">
      <style:text-properties officeooo:rsid="001fc9ed"/>
    </style:style>
    <style:style style:name="T15" style:family="text">
      <style:text-properties fo:font-weight="normal" style:font-weight-asian="normal" style:font-weight-complex="normal"/>
    </style:style>
    <style:style style:name="T16" style:family="text">
      <style:text-properties fo:font-weight="normal" officeooo:rsid="0029d3d6" style:font-weight-asian="normal" style:font-weight-complex="normal"/>
    </style:style>
    <style:style style:name="T17" style:family="text">
      <style:text-properties officeooo:rsid="00200606"/>
    </style:style>
    <style:style style:name="T18" style:family="text">
      <style:text-properties officeooo:rsid="0034b021"/>
    </style:style>
    <style:style style:name="T19" style:family="text">
      <style:text-properties officeooo:rsid="0035e27b"/>
    </style:style>
    <style:style style:name="T20" style:family="text">
      <style:text-properties officeooo:rsid="00376c46"/>
    </style:style>
    <style:style style:name="T21" style:family="text">
      <style:text-properties officeooo:rsid="003bfe11"/>
    </style:style>
    <style:style style:name="T22" style:family="text">
      <style:text-properties officeooo:rsid="003d0bdb"/>
    </style:style>
    <style:style style:name="T23" style:family="text">
      <style:text-properties officeooo:rsid="003fb00f"/>
    </style:style>
    <style:style style:name="T24" style:family="text">
      <style:text-properties style:font-name="Liberation Serif"/>
    </style:style>
    <style:style style:name="T25" style:family="text">
      <style:text-properties style:font-name="Liberation Serif" officeooo:rsid="00410503"/>
    </style:style>
    <style:style style:name="T26" style:family="text">
      <style:text-properties officeooo:rsid="004471bb"/>
    </style:style>
    <style:style style:name="T27"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draw:textarea-vertical-align="middle" fo:min-height="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draw:textarea-vertical-align="middle" fo:min-height="2.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draw:textarea-vertical-align="middle"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marker-start="" draw:marker-end="Arrowheads_20_1" draw:fill="none" draw:fill-color="#ffffff" draw:textarea-vertical-align="middle"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ción</text:h>
      <text:p text:style-name="P3">El presente informe reúne la documentación de la solución del <text:span text:style-name="T19">cuarto</text:span> trabajo practico de la materia <text:span text:style-name="T1">Taller de Programación I</text:span> que consiste en desarrollar un <text:span text:style-name="T20">remake del videojuego de estrategia Dune</text:span> en <text:span text:style-name="T1">C</text:span><text:span text:style-name="T2">++</text:span> utilizando los conceptos del paradigma de la <text:span text:style-name="T17">programación</text:span> <text:span text:style-name="T14">orientada a objetos</text:span> vistos hasta ahora en el curso.</text:p>
      <text:h text:style-name="P18" text:outline-level="1">Problema</text:h>
      <text:p text:style-name="P11"><text:span text:style-name="T4">C</text:span><text:span text:style-name="T3">onsiste en desarrollar un remake del videojuego Dune, multijugador en linea. La aplicación debe soportar al menos un juego para una cantidad arbitraria de jugadores (al menos dos por la jugabilidad).</text:span></text:p>
      <text:p text:style-name="P12"><text:span text:style-name="T3">Dune es un juego de estrategia en tiempo real, en el que cada jugador controla una civilización y debe sobreponerse a los otros jugadores para ganar. Los jugadores pueden crear unidades para pelear o para recolectar especia, necesaria para la economía de la civilización. Cada jugador tiene un centro de construcción, que es el edificio principal de la civilización. Si un jugador pierde su centro de construcción, este pierde y debe abandonar el juego.</text:span></text:p>
      <text:h text:style-name="P19" text:outline-level="1">Solución</text:h>
      <text:p text:style-name="P12"><text:span text:style-name="T16">S</text:span><text:span text:style-name="T15">on tres aplicaciones, una para el servidor, otra para el cliente y otra para el editor de escenarios.</text:span></text:p>
      <text:p text:style-name="P12"><text:span text:style-name="T15">Al ser un juego en tiempo real, todos los clientes deben actualizar sus movimientos al servidor. Aquí se encuentra el modelo del juego, que se actualiza según los eventos recibidos por el cliente. Una vez procesados los eventos, el servidor envía el estado actual del juego a todos los clientes a un ritmo constante. De esta forma los clientes se mantienen actualizados entre si y todos los cambios son controlados por el servidor. El servidor es una aplicación de consola.</text:span></text:p>
      <text:p text:style-name="P12"><text:span text:style-name="T15">El cliente es una aplicación grafica hecha con Qt y SDL. Tiene dos funciones: 1. Recibe el estado del juego actual enviado por el servidor y lo grafica con SDL. 2. Obtiene las acciones del cliente (mouse, teclado, etc), las procesa en forma de eventos y se las envia al servidor para que actualiza el modelo.</text:span></text:p>
      <text:p text:style-name="P12"><text:span text:style-name="T15">El editor es una aplicación de Qt con la capacidad de crear escenarios y almacenarlos en un archivo, que luego procesa el servidor para usar como escenario durante un juego.</text:span></text:p>
      <text:h text:style-name="P23" text:outline-level="2"><text:span text:style-name="T21">Funcionalidades alcanzadas</text:span></text:h>
      <text:p text:style-name="P13">En esta preentrega, el servidor y el cliente cuentan con la capacidad de levantar eventos y procesarlos. Es decir, la arquitectura principal cliente servidor ya fue desarrollada. El cliente ya es capas de levantar las acciones del usuario y enviárselas al servidor, así como graficar los estados recibidos de este. <text:span text:style-name="T22">El servidor recibe eventos y actualiza el modelo del juego.</text:span></text:p>
      <text:p text:style-name="P14"><text:soft-page-break/>En cuanto al modelo, ya se tiene una unidad moviéndose en función a las acciones del usuario (clicks del mouse). Cada jugador puede mover solamente su unidad y cada jugador comienza la partida con un centro de <text:span text:style-name="T23">construcción.</text:span></text:p>
      <text:h text:style-name="P22" text:outline-level="2">Modelo</text:h>
      <text:p text:style-name="P4">Se modela con clases de C++:</text:p>
      <text:p text:style-name="P15">La clases principales del servidor son:</text:p>
      <text:list xml:id="list454914075" text:style-name="L1">
        <text:list-item>
          <text:p text:style-name="P6"><text:span text:style-name="T6">Accepter</text:span><text:span text:style-name="T9"> </text:span><text:span text:style-name="T10">escucha conexiones de los clientes y crea un objecto </text:span><text:span text:style-name="T6">ClientThread</text:span><text:span text:style-name="T10"> para cada uno de ellos. Termina cuando llega a la cantidad deseada de jugadores.</text:span></text:p>
        </text:list-item>
        <text:list-item>
          <text:p text:style-name="P16"><text:span text:style-name="T6">ClientThread</text:span><text:span text:style-name="T10"> </text:span><text:span text:style-name="T24">es la clase que administra la conexión de un cliente. Corre en su propio thread y su funcion es recibir los mensajes del cliente, convertirlos a eventos y enviarselos a la clase </text:span><text:span text:style-name="T6">Game</text:span><text:span text:style-name="T24"> para que los procese.</text:span></text:p>
        </text:list-item>
        <text:list-item>
          <text:p text:style-name="P7"><text:span text:style-name="T6">Game</text:span><text:span text:style-name="T10"> comienza su ejecución cuando finaliza </text:span><text:span text:style-name="T6">Accepter</text:span><text:span text:style-name="T10">. Comienza por enviar las configuraciones iniciales del juego y luego entra a un loop que finaliza cuando termina el juego. En este loop: 1. Se obtienen todos los eventos recibidos por los clientes. 2. A partir de esos eventos, se actualiza el modelo. 3. ejecuta el tick, es decir, se le hace saber a todos los objectos del juego que paso tiempo. 4. Obtiene los nuevos estados de los objectos del modelo y se los envía a cada cliente.</text:span></text:p>
        </text:list-item>
        <text:list-item>
          <text:p text:style-name="P8"><text:span text:style-name="T7">GameControler</text:span><text:span text:style-name="T11"> es la clase que relaciona los eventos enviados por el cliente con el modelo. Para cada tipo de evento ejecuta distintos métodos del modelo. Ademas, almacena los objectos relacionados al juego en si.</text:span></text:p>
        </text:list-item>
        <text:list-item>
          <text:p text:style-name="P8"><text:span text:style-name="T8">Model</text:span><text:span text:style-name="T12"> es un paquete que contiene a todas las clases que representan al modelo: </text:span><text:span text:style-name="T6">GameObject</text:span><text:span text:style-name="T12">, </text:span><text:span text:style-name="T6">WalkingUnit</text:span><text:span text:style-name="T12">, </text:span><text:span text:style-name="T6">Map</text:span><text:span text:style-name="T12">, </text:span><text:span text:style-name="T6">Building</text:span><text:span text:style-name="T12">, etc...</text:span></text:p>
        </text:list-item>
      </text:list>
      <text:p text:style-name="P10">Para la comunicación entre el hilo del juego y el hilo del cliente se usa una Shaque (shared queue). El cliente pushea los eventos a la shaque y Game los popea en el paso 1 de la <text:span text:style-name="T26">descripción</text:span> de Game.</text:p>
      <text:p text:style-name="P5">Cliente:</text:p>
      <text:list xml:id="list1584407852" text:style-name="L2">
        <text:list-item>
          <text:p text:style-name="P9"/>
        </text:list-item>
      </text:list>
      <text:h text:style-name="P20" text:outline-level="1"/>
      <text:h text:style-name="P21" text:outline-level="1">Diagrama</text:h>
      <text:p text:style-name="Heading"><draw:frame text:anchor-type="paragraph" draw:z-index="0" draw:name="Shape1" draw:style-name="gr1" draw:text-style-name="P27" svg:width="3.626cm" svg:height="2.223cm" svg:x="7.825cm" svg:y="1.619cm"><draw:text-box><text:p text:style-name="P25"><text:span text:style-name="T27"><text:s text:c="2"/></text:span><text:span text:style-name="T27">GameControlle</text:span><text:span text:style-name="T27">r </text:span></text:p><text:p text:style-name="P25"><text:span text:style-name="T27"><text:s text:c="14"/></text:span><text:span text:style-name="T27"><text:s text:c="3"/></text:span></text:p><text:p text:style-name="P26"><text:span text:style-name="T28">-</text:span><text:span text:style-name="T28">rightClick();</text:span></text:p><text:p text:style-name="P26"><text:span text:style-name="T28">-leftClick();</text:span></text:p><text:p text:style-name="P26"><text:span text:style-name="T28">-tick();</text:span></text:p></draw:text-box></draw:frame><draw:frame text:anchor-type="paragraph" draw:z-index="1" draw:name="Shape1" draw:style-name="gr2" draw:text-style-name="P27" svg:width="3.705cm" svg:height="2.805cm" svg:x="3.009cm" svg:y="1.617cm"><draw:text-box><text:p text:style-name="P25"><text:span text:style-name="T27"><text:s/></text:span><text:span text:style-name="T27"><text:s/></text:span><text:span text:style-name="T27"><text:s/></text:span><text:span text:style-name="T27"><text:s/></text:span><text:span text:style-name="T27"><text:s/></text:span><text:span text:style-name="T27"><text:s/></text:span><text:span text:style-name="T27">G</text:span><text:span text:style-name="T27">a</text:span><text:span text:style-name="T27">m</text:span><text:span text:style-name="T27">e</text:span><text:span text:style-name="T27"> </text:span><text:span text:style-name="T27"><text:s/></text:span><text:span text:style-name="T27"><text:s/></text:span><text:span text:style-name="T27"><text:s/></text:span><text:span text:style-name="T27"><text:s/></text:span><text:span text:style-name="T27"><text:s/></text:span><text:span text:style-name="T27"><text:s/></text:span></text:p><text:p text:style-name="P25"><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p><text:p text:style-name="P26"><text:span text:style-name="T28">-</text:span><text:span text:style-name="T28">s</text:span><text:span text:style-name="T28">t</text:span><text:span text:style-name="T28">a</text:span><text:span text:style-name="T28">r</text:span><text:span text:style-name="T28">t</text:span><text:span text:style-name="T28">(</text:span><text:span text:style-name="T28">)</text:span><text:span text:style-name="T28">;</text:span></text:p><text:p text:style-name="P26"><text:span text:style-name="T28">+</text:span><text:span text:style-name="T28">u</text:span><text:span text:style-name="T28">p</text:span><text:span text:style-name="T28">d</text:span><text:span text:style-name="T28">a</text:span><text:span text:style-name="T28">t</text:span><text:span text:style-name="T28">e</text:span><text:span text:style-name="T28">M</text:span><text:span text:style-name="T28">o</text:span><text:span text:style-name="T28">d</text:span><text:span text:style-name="T28">e</text:span><text:span text:style-name="T28">l</text:span><text:span text:style-name="T28">(</text:span><text:span text:style-name="T28">)</text:span><text:span text:style-name="T28">;</text:span></text:p><text:p text:style-name="P26"><text:span text:style-name="T28">+</text:span><text:span text:style-name="T28">u</text:span><text:span text:style-name="T28">p</text:span><text:span text:style-name="T28">d</text:span><text:span text:style-name="T28">a</text:span><text:span text:style-name="T28">t</text:span><text:span text:style-name="T28">e</text:span><text:span text:style-name="T28">C</text:span><text:span text:style-name="T28">l</text:span><text:span text:style-name="T28">i</text:span><text:span text:style-name="T28">e</text:span><text:span text:style-name="T28">n</text:span><text:span text:style-name="T28">t</text:span><text:span text:style-name="T28">s</text:span><text:span text:style-name="T28">(</text:span><text:span text:style-name="T28">)</text:span><text:span text:style-name="T28">;</text:span></text:p></draw:text-box></draw:frame><draw:frame text:anchor-type="paragraph" draw:z-index="2" draw:name="Shape1" draw:style-name="gr3" draw:text-style-name="P27" svg:width="2.805cm" svg:height="1.456cm" svg:x="3.538cm" svg:y="4.83cm"><draw:text-box><text:p text:style-name="P25"><text:span text:style-name="T27"><text:s text:c="2"/></text:span><text:span text:style-name="T27">Accepter <text:s text:c="2"/></text:span></text:p><text:p text:style-name="P25"><text:span text:style-name="T27"><text:s text:c="13"/></text:span></text:p><text:p text:style-name="P26"><text:span text:style-name="T28">-start();</text:span></text:p></draw:text-box></draw:frame><draw:frame text:anchor-type="paragraph" draw:z-index="3" draw:name="Shape1" draw:style-name="gr4" draw:text-style-name="P27" svg:width="2.805cm" svg:height="1.456cm" svg:x="-1.092cm" svg:y="3.401cm"><draw:text-box><text:p text:style-name="P25"><text:span text:style-name="T27"><text:s text:c="4"/></text:span><text:span text:style-name="T27">main <text:s text:c="4"/></text:span></text:p><text:p text:style-name="P25"><text:span text:style-name="T27"><text:s text:c="13"/></text:span></text:p><text:p text:style-name="P26"><text:span text:style-name="T28"/></text:p></draw:text-box></draw:frame><draw:frame text:anchor-type="paragraph" draw:z-index="4" draw:name="Shape1" draw:style-name="gr5" draw:text-style-name="P27" svg:width="4.816cm" svg:height="2.701cm" svg:x="12.905cm" svg:y="1.247cm"><draw:text-box><text:p text:style-name="P25"><text:span text:style-name="T27"><text:s text:c="6"/></text:span><text:span text:style-name="T27">GameObject <text:s text:c="5"/></text:span></text:p><text:p text:style-name="P25"><text:span text:style-name="T27"><text:s text:c="23"/></text:span></text:p><text:p text:style-name="P26"><text:span text:style-name="T28">-tick();</text:span></text:p><text:p text:style-name="P26"><text:span text:style-name="T28">-select();</text:span></text:p><text:p text:style-name="P26"><text:span text:style-name="T28">-handleRightClick();</text:span></text:p></draw:text-box></draw:frame><draw:line text:anchor-type="paragraph" draw:z-index="5" draw:name="Shape2" draw:style-name="gr6" draw:text-style-name="P28" svg:x1="1.713cm" svg:y1="4.212cm" svg:x2="3.009cm" svg:y2="3.127cm"><text:p/></draw:line><draw:line text:anchor-type="paragraph" draw:z-index="6" draw:name="Shape2" draw:style-name="gr6" draw:text-style-name="P28" svg:x1="11.449cm" svg:y1="2.783cm" svg:x2="12.904cm" svg:y2="2.783cm"><text:p/></draw:line><draw:line text:anchor-type="paragraph" draw:z-index="7" draw:name="Shape2" draw:style-name="gr6" draw:text-style-name="P28" svg:x1="6.713cm" svg:y1="3.312cm" svg:x2="7.824cm" svg:y2="2.783cm"><text:p/></draw:line><draw:line text:anchor-type="paragraph" draw:z-index="8" draw:name="Shape2" draw:style-name="gr6" draw:text-style-name="P28" svg:x1="1.713cm" svg:y1="4.212cm" svg:x2="3.539cm" svg:y2="5.535cm"><text:p/></draw:line><draw:frame text:anchor-type="paragraph" draw:z-index="9" draw:name="Shape1" draw:style-name="gr4" draw:text-style-name="P27" svg:width="2.805cm" svg:height="1.604cm" svg:x="14.651cm" svg:y="5.364cm"><draw:text-box><text:p text:style-name="P25"><text:span text:style-name="T27"><text:s/></text:span><text:span text:style-name="T27">WalkingUnit <text:s/></text:span></text:p><text:p text:style-name="P25"><text:span text:style-name="T27"><text:s text:c="13"/></text:span></text:p><text:p text:style-name="P26"><text:span text:style-name="T28">+step()</text:span></text:p><text:p text:style-name="P26"><text:span text:style-name="T28">+findPath();</text:span></text:p></draw:text-box></draw:frame><draw:line text:anchor-type="paragraph" draw:z-index="10" draw:name="Shape2" draw:style-name="gr7" draw:text-style-name="P28" svg:x1="15.921cm" svg:y1="5.364cm" svg:x2="15.921cm" svg:y2="3.948cm"><text:p/></draw:line>Diagrama 1: <text:span text:style-name="T13">diagrama UML de los componentes principales del servi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1131" svg:d="M0 564l564 567 567-567-567-564z"/>
    <draw:marker draw:name="Arrowheads_20_3" draw:display-name="Arrowheads 3"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956a" officeooo:paragraph-rsid="001c956a"/>
    </style:style>
    <style:style style:name="MP2" style:family="paragraph" style:parent-style-name="Header">
      <style:paragraph-properties fo:text-align="end" style:justify-single-word="false"/>
      <style:text-properties officeooo:rsid="0034b021" officeooo:paragraph-rsid="0034b021"/>
    </style:style>
    <style:style style:name="MP3" style:family="paragraph" style:parent-style-name="Footer">
      <style:paragraph-properties fo:text-align="end" style:justify-single-word="false"/>
    </style:style>
    <style:style style:name="MT1" style:family="text">
      <style:text-properties officeooo:rsid="0034b021"/>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Matías Marcó del Pont, <text:span text:style-name="MT1">Gastón Tulipani</text:span></text:p>
          <text:p text:style-name="MP2">Dune remake</text:p>
        </text:section>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35:23.408028842</meta:creation-date>
    <dc:date>2018-11-20T14:27:31.115501210</dc:date>
    <meta:editing-duration>PT1H57M36S</meta:editing-duration>
    <meta:editing-cycles>35</meta:editing-cycles>
    <meta:generator>LibreOffice/6.0.6.2$Linux_X86_64 LibreOffice_project/00m0$Build-2</meta:generator>
    <dc:subject>Remote Java Virtual Machine</dc:subject>
    <dc:title>TP1</dc:title>
    <meta:document-statistic meta:table-count="0" meta:image-count="0" meta:object-count="0" meta:page-count="3" meta:paragraph-count="29" meta:word-count="724" meta:character-count="4286" meta:non-whitespace-character-count="3596"/>
  </office:meta>
</office:document-meta>
</file>